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f113" officeooo:paragraph-rsid="001cf113"/>
    </style:style>
    <style:style style:name="P2" style:family="paragraph" style:parent-style-name="Standard">
      <style:text-properties officeooo:rsid="001cf113" officeooo:paragraph-rsid="001e5c30"/>
    </style:style>
    <style:style style:name="P3" style:family="paragraph" style:parent-style-name="Standard">
      <style:text-properties officeooo:rsid="001e5c30" officeooo:paragraph-rsid="001e5c30"/>
    </style:style>
    <style:style style:name="T1" style:family="text">
      <style:text-properties officeooo:rsid="001e5c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N SIZE = 100</text:p>
      <text:p text:style-name="P1"/>
      <text:p text:style-name="P2"><text:s text:c="2"/><text:span text:style-name="T1">NN SIZE = 100</text:span></text:p>
      <text:p text:style-name="P3"/>
      <text:p text:style-name="P3"><text:s text:c="2"/>#######################################################################################################################################################################################################################################</text:p>
      <text:p text:style-name="P3"><text:s text:c="2"/>#1 hidden layer 1 hidden node + default</text:p>
      <text:p text:style-name="P3"><text:s text:c="4"/></text:p>
      <text:p text:style-name="P3"><text:s text:c="2"/></text:p>
      <text:p text:style-name="P3"><text:s text:c="2"/>=== Stratified cross-validation ===</text:p>
      <text:p text:style-name="P3"><text:s text:c="2"/>=== Summary ===</text:p>
      <text:p text:style-name="P3"><text:s text:c="2"/></text:p>
      <text:p text:style-name="P3"><text:s text:c="2"/>Correctly Classified Instances <text:s text:c="9"/>14 <text:s text:c="14"/>14 <text:s text:c="5"/>%</text:p>
      <text:p text:style-name="P3"><text:s text:c="2"/>Incorrectly Classified Instances <text:s text:c="7"/>86 <text:s text:c="14"/>86 <text:s text:c="5"/>%</text:p>
      <text:p text:style-name="P3"><text:s text:c="2"/>Kappa statistic <text:s text:c="25"/>0.0698</text:p>
      <text:p text:style-name="P3"><text:s text:c="2"/>Mean absolute error <text:s text:c="21"/>0.1728</text:p>
      <text:p text:style-name="P3"><text:s text:c="2"/>Root mean squared error <text:s text:c="17"/>0.293 </text:p>
      <text:p text:style-name="P3"><text:s text:c="2"/>Relative absolute error <text:s text:c="16"/>96.2732 %</text:p>
      <text:p text:style-name="P3"><text:s text:c="2"/>Root relative squared error <text:s text:c="12"/>97.7419 %</text:p>
      <text:p text:style-name="P3"><text:s text:c="2"/>Total Number of Instances <text:s text:c="13"/>100 <text:s text:c="4"/></text:p>
      <text:p text:style-name="P3"><text:s text:c="2"/></text:p>
      <text:p text:style-name="P3"><text:s text:c="2"/>=== Detailed Accuracy By Class ===</text:p>
      <text:p text:style-name="P3"><text:s text:c="2"/></text:p>
      <text:p text:style-name="P3"><text:s text:c="2"/>TP Rate <text:s text:c="2"/>FP Rate <text:s text:c="2"/>Precision <text:s text:c="2"/>Recall <text:s/>F-Measure <text:s text:c="2"/>ROC Area <text:s/>Class</text:p>
      <text:p text:style-name="P3"><text:s text:c="2"/>0 <text:s text:c="8"/>0 <text:s text:c="9"/>0 <text:s text:c="8"/>0 <text:s text:c="8"/>0 <text:s text:c="9"/>0.79 <text:s text:c="4"/>0</text:p>
      <text:p text:style-name="P3"><text:s text:c="2"/>0.182 <text:s text:c="4"/>0.101 <text:s text:c="5"/>0.182 <text:s text:c="4"/>0.182 <text:s text:c="4"/>0.182 <text:s text:c="5"/>0.597 <text:s text:c="3"/>1</text:p>
      <text:p text:style-name="P3"><text:s text:c="2"/>0.182 <text:s text:c="4"/>0.079 <text:s text:c="5"/>0.222 <text:s text:c="4"/>0.182 <text:s text:c="4"/>0.2 <text:s text:c="7"/>0.602 <text:s text:c="3"/>2</text:p>
      <text:p text:style-name="P3"><text:s text:c="2"/>0 <text:s text:c="8"/>0.034 <text:s text:c="5"/>0 <text:s text:c="8"/>0 <text:s text:c="8"/>0 <text:s text:c="9"/>0.611 <text:s text:c="3"/>3</text:p>
      <text:p text:style-name="P3"><text:s text:c="2"/>0.333 <text:s text:c="4"/>0.045 <text:s text:c="5"/>0.5 <text:s text:c="6"/>0.333 <text:s text:c="4"/>0.4 <text:s text:c="7"/>0.608 <text:s text:c="3"/>4</text:p>
      <text:p text:style-name="P3"><text:s text:c="2"/>0.6 <text:s text:c="6"/>0.6 <text:s text:c="7"/>0.05 <text:s text:c="5"/>0.6 <text:s text:c="6"/>0.092 <text:s text:c="5"/>0.539 <text:s text:c="3"/>5</text:p>
      <text:p text:style-name="P3"><text:s text:c="2"/>0 <text:s text:c="8"/>0 <text:s text:c="9"/>0 <text:s text:c="8"/>0 <text:s text:c="8"/>0 <text:s text:c="9"/>0.435 <text:s text:c="3"/>6</text:p>
      <text:p text:style-name="P3"><text:s text:c="2"/>0.25 <text:s text:c="5"/>0.045 <text:s text:c="5"/>0.429 <text:s text:c="4"/>0.25 <text:s text:c="5"/>0.316 <text:s text:c="5"/>0.731 <text:s text:c="3"/>7</text:p>
      <text:p text:style-name="P3"><text:s text:c="2"/>0 <text:s text:c="8"/>0 <text:s text:c="9"/>0 <text:s text:c="8"/>0 <text:s text:c="8"/>0 <text:s text:c="9"/>0.695 <text:s text:c="3"/>8</text:p>
      <text:p text:style-name="P3"><text:s text:c="2"/>0 <text:s text:c="8"/>0.022 <text:s text:c="5"/>0 <text:s text:c="8"/>0 <text:s text:c="8"/>0 <text:s text:c="9"/>0.623 <text:s text:c="3"/>9</text:p>
      <text:p text:style-name="P3"><text:s text:c="2"/>Weighted Avg. <text:s text:c="3"/>0.14 <text:s text:c="5"/>0.067 <text:s text:c="5"/>0.158 <text:s text:c="4"/>0.14 <text:s text:c="5"/>0.133 <text:s text:c="5"/>0.631</text:p>
      <text:p text:style-name="P3"><text:s text:c="2"/></text:p>
      <text:p text:style-name="P3"><text:s text:c="2"/>=== Confusion Matrix ===</text:p>
      <text:p text:style-name="P3"><text:s text:c="2"/></text:p>
      <text:p text:style-name="P3"><text:s text:c="2"/>a b c d e f g h i j <text:s text:c="2"/>&lt;-- classified as</text:p>
      <text:p text:style-name="P3"><text:s text:c="2"/>0 3 1 0 0 6 0 0 0 0 | a = 0</text:p>
      <text:p text:style-name="P3"><text:s text:c="2"/>0 2 1 0 1 7 0 0 0 0 | b = 1</text:p>
      <text:p text:style-name="P3"><text:s text:c="2"/>0 1 2 0 0 6 0 1 0 1 | c = 2</text:p>
      <text:p text:style-name="P3"><text:s text:c="2"/>0 0 2 0 0 7 0 2 0 0 | d = 3</text:p>
      <text:p text:style-name="P3"><text:s text:c="2"/>0 0 0 1 4 7 0 0 0 0 | e = 4</text:p>
      <text:p text:style-name="P3"><text:s text:c="2"/>0 2 0 0 0 3 0 0 0 0 | f = 5</text:p>
      <text:p text:style-name="P3"><text:s text:c="2"/>0 0 1 0 2 5 0 0 0 0 | g = 6</text:p>
      <text:p text:style-name="P3"><text:s text:c="2"/>0 0 1 0 0 8 0 3 0 0 | h = 7</text:p>
      <text:p text:style-name="P3"><text:s text:c="2"/>0 1 1 1 0 5 0 0 0 1 | i = 8</text:p>
      <text:p text:style-name="P3"><text:s text:c="2"/>0 2 0 1 1 6 0 1 0 0 | j = 9</text:p>
      <text:p text:style-name="P3"><text:s text:c="2"/></text:p>
      <text:p text:style-name="P3"><text:soft-page-break/><text:s text:c="2"/></text:p>
      <text:p text:style-name="P3"><text:s text:c="2"/>#######################################################################################################################################################################################################################################</text:p>
      <text:p text:style-name="P3"><text:s text:c="2"/>#1 learning = 0.1 </text:p>
      <text:p text:style-name="P3"><text:s text:c="3"/></text:p>
      <text:p text:style-name="P3"><text:s text:c="2"/>Time taken to build model: 0.14 seconds</text:p>
      <text:p text:style-name="P3"><text:s text:c="2"/></text:p>
      <text:p text:style-name="P3"><text:s text:c="2"/>=== Stratified cross-validation ===</text:p>
      <text:p text:style-name="P3"><text:s text:c="2"/>=== Summary ===</text:p>
      <text:p text:style-name="P3"><text:s text:c="2"/></text:p>
      <text:p text:style-name="P3"><text:s text:c="2"/>Correctly Classified Instances <text:s text:c="9"/>24 <text:s text:c="14"/>24 <text:s text:c="5"/>%</text:p>
      <text:p text:style-name="P3"><text:s text:c="2"/>Incorrectly Classified Instances <text:s text:c="7"/>76 <text:s text:c="14"/>76 <text:s text:c="5"/>%</text:p>
      <text:p text:style-name="P3"><text:s text:c="2"/>Kappa statistic <text:s text:c="25"/>0.1411</text:p>
      <text:p text:style-name="P3"><text:s text:c="2"/>Mean absolute error <text:s text:c="21"/>0.1647</text:p>
      <text:p text:style-name="P3"><text:s text:c="2"/>Root mean squared error <text:s text:c="17"/>0.2839</text:p>
      <text:p text:style-name="P3"><text:s text:c="2"/>Relative absolute error <text:s text:c="16"/>91.7662 %</text:p>
      <text:p text:style-name="P3"><text:s text:c="2"/>Root relative squared error <text:s text:c="12"/>94.716 <text:s/>%</text:p>
      <text:p text:style-name="P3"><text:s text:c="2"/>Total Number of Instances <text:s text:c="13"/>100 <text:s text:c="4"/></text:p>
      <text:p text:style-name="P3"><text:s text:c="2"/></text:p>
      <text:p text:style-name="P3"><text:s text:c="2"/>=== Detailed Accuracy By Class ===</text:p>
      <text:p text:style-name="P3"><text:s text:c="2"/></text:p>
      <text:p text:style-name="P3"><text:s text:c="2"/>TP Rate <text:s text:c="2"/>FP Rate <text:s text:c="2"/>Precision <text:s text:c="2"/>Recall <text:s/>F-Measure <text:s text:c="2"/>ROC Area <text:s/>Class</text:p>
      <text:p text:style-name="P3"><text:s text:c="2"/>0.2 <text:s text:c="6"/>0.022 <text:s text:c="5"/>0.5 <text:s text:c="6"/>0.2 <text:s text:c="6"/>0.286 <text:s text:c="5"/>0.833 <text:s text:c="3"/>0</text:p>
      <text:p text:style-name="P3"><text:s text:c="2"/>0.091 <text:s text:c="4"/>0.079 <text:s text:c="5"/>0.125 <text:s text:c="4"/>0.091 <text:s text:c="4"/>0.105 <text:s text:c="5"/>0.731 <text:s text:c="3"/>1</text:p>
      <text:p text:style-name="P3"><text:s text:c="2"/>0.636 <text:s text:c="4"/>0.191 <text:s text:c="5"/>0.292 <text:s text:c="4"/>0.636 <text:s text:c="4"/>0.4 <text:s text:c="7"/>0.918 <text:s text:c="3"/>2</text:p>
      <text:p text:style-name="P3"><text:s text:c="2"/>0 <text:s text:c="8"/>0.034 <text:s text:c="5"/>0 <text:s text:c="8"/>0 <text:s text:c="8"/>0 <text:s text:c="9"/>0.862 <text:s text:c="3"/>3</text:p>
      <text:p text:style-name="P3"><text:s text:c="2"/>0.667 <text:s text:c="4"/>0.205 <text:s text:c="5"/>0.308 <text:s text:c="4"/>0.667 <text:s text:c="4"/>0.421 <text:s text:c="5"/>0.911 <text:s text:c="3"/>4</text:p>
      <text:p text:style-name="P3"><text:s text:c="2"/>0 <text:s text:c="8"/>0 <text:s text:c="9"/>0 <text:s text:c="8"/>0 <text:s text:c="8"/>0 <text:s text:c="9"/>0.594 <text:s text:c="3"/>5</text:p>
      <text:p text:style-name="P3"><text:s text:c="2"/>0 <text:s text:c="8"/>0 <text:s text:c="9"/>0 <text:s text:c="8"/>0 <text:s text:c="8"/>0 <text:s text:c="9"/>0.753 <text:s text:c="3"/>6</text:p>
      <text:p text:style-name="P3"><text:s text:c="2"/>0.5 <text:s text:c="6"/>0.261 <text:s text:c="5"/>0.207 <text:s text:c="4"/>0.5 <text:s text:c="6"/>0.293 <text:s text:c="5"/>0.747 <text:s text:c="3"/>7</text:p>
      <text:p text:style-name="P3"><text:s text:c="2"/>0 <text:s text:c="8"/>0 <text:s text:c="9"/>0 <text:s text:c="8"/>0 <text:s text:c="8"/>0 <text:s text:c="9"/>0.737 <text:s text:c="3"/>8</text:p>
      <text:p text:style-name="P3"><text:s text:c="2"/>0 <text:s text:c="8"/>0.067 <text:s text:c="5"/>0 <text:s text:c="8"/>0 <text:s text:c="8"/>0 <text:s text:c="9"/>0.558 <text:s text:c="3"/>9</text:p>
      <text:p text:style-name="P3"><text:s text:c="2"/>Weighted Avg. <text:s text:c="3"/>0.24 <text:s text:c="5"/>0.099 <text:s text:c="5"/>0.158 <text:s text:c="4"/>0.24 <text:s text:c="5"/>0.17 <text:s text:c="6"/>0.776</text:p>
      <text:p text:style-name="P3"><text:s text:c="2"/></text:p>
      <text:p text:style-name="P3"><text:s text:c="2"/>=== Confusion Matrix ===</text:p>
      <text:p text:style-name="P3"><text:s text:c="2"/></text:p>
      <text:p text:style-name="P3"><text:s text:c="2"/>a b c d e f g h i j <text:s text:c="2"/>&lt;-- classified as</text:p>
      <text:p text:style-name="P3"><text:s text:c="2"/>2 2 1 0 4 0 0 0 0 1 | a = 0</text:p>
      <text:p text:style-name="P3"><text:s text:c="2"/>0 1 0 1 4 0 0 3 0 2 | b = 1</text:p>
      <text:p text:style-name="P3"><text:s text:c="2"/>0 0 7 0 0 0 0 4 0 0 | c = 2</text:p>
      <text:p text:style-name="P3"><text:s text:c="2"/>0 0 5 0 0 0 0 6 0 0 | d = 3</text:p>
      <text:p text:style-name="P3"><text:s text:c="2"/>0 0 0 0 8 0 0 4 0 0 | e = 4</text:p>
      <text:p text:style-name="P3"><text:s text:c="2"/>2 0 0 0 2 0 0 1 0 0 | f = 5</text:p>
      <text:p text:style-name="P3"><text:s text:c="2"/>0 1 1 0 3 0 0 1 0 2 | g = 6</text:p>
      <text:p text:style-name="P3"><text:s text:c="2"/>0 1 3 2 0 0 0 6 0 0 | h = 7</text:p>
      <text:p text:style-name="P3"><text:s text:c="2"/>0 2 4 0 1 0 0 1 0 1 | i = 8</text:p>
      <text:p text:style-name="P3"><text:s text:c="2"/>0 1 3 0 4 0 0 3 0 0 | j = 9</text:p>
      <text:p text:style-name="P3"><text:s text:c="2"/></text:p>
      <text:p text:style-name="P3"><text:s text:c="2"/>################################################################################<text:soft-page-break/>#######################################################################################################################################################</text:p>
      <text:p text:style-name="P3"><text:s text:c="2"/>#15 </text:p>
      <text:p text:style-name="P3"><text:s text:c="2"/></text:p>
      <text:p text:style-name="P3"><text:s text:c="2"/>=== Stratified cross-validation ===</text:p>
      <text:p text:style-name="P3"><text:s text:c="2"/>=== Summary ===</text:p>
      <text:p text:style-name="P3"><text:s text:c="2"/></text:p>
      <text:p text:style-name="P3"><text:s text:c="2"/>Correctly Classified Instances <text:s text:c="9"/>24 <text:s text:c="14"/>24 <text:s text:c="5"/>%</text:p>
      <text:p text:style-name="P3"><text:s text:c="2"/>Incorrectly Classified Instances <text:s text:c="7"/>76 <text:s text:c="14"/>76 <text:s text:c="5"/>%</text:p>
      <text:p text:style-name="P3"><text:s text:c="2"/>Kappa statistic <text:s text:c="25"/>0.1425</text:p>
      <text:p text:style-name="P3"><text:s text:c="2"/>Mean absolute error <text:s text:c="21"/>0.1616</text:p>
      <text:p text:style-name="P3"><text:s text:c="2"/>Root mean squared error <text:s text:c="17"/>0.2843</text:p>
      <text:p text:style-name="P3"><text:s text:c="2"/>Relative absolute error <text:s text:c="16"/>90.0299 %</text:p>
      <text:p text:style-name="P3"><text:s text:c="2"/>Root relative squared error <text:s text:c="12"/>94.8421 %</text:p>
      <text:p text:style-name="P3"><text:s text:c="2"/>Total Number of Instances <text:s text:c="13"/>100 <text:s text:c="4"/></text:p>
      <text:p text:style-name="P3"><text:s text:c="2"/></text:p>
      <text:p text:style-name="P3"><text:s text:c="2"/>=== Detailed Accuracy By Class ===</text:p>
      <text:p text:style-name="P3"><text:s text:c="2"/></text:p>
      <text:p text:style-name="P3"><text:s text:c="2"/>TP Rate <text:s text:c="2"/>FP Rate <text:s text:c="2"/>Precision <text:s text:c="2"/>Recall <text:s/>F-Measure <text:s text:c="2"/>ROC Area <text:s/>Class</text:p>
      <text:p text:style-name="P3"><text:s text:c="2"/>0 <text:s text:c="8"/>0 <text:s text:c="9"/>0 <text:s text:c="8"/>0 <text:s text:c="8"/>0 <text:s text:c="9"/>0.756 <text:s text:c="3"/>0</text:p>
      <text:p text:style-name="P3"><text:s text:c="2"/>0.182 <text:s text:c="4"/>0.18 <text:s text:c="6"/>0.111 <text:s text:c="4"/>0.182 <text:s text:c="4"/>0.138 <text:s text:c="5"/>0.722 <text:s text:c="3"/>1</text:p>
      <text:p text:style-name="P3"><text:s text:c="2"/>0.545 <text:s text:c="4"/>0.191 <text:s text:c="5"/>0.261 <text:s text:c="4"/>0.545 <text:s text:c="4"/>0.353 <text:s text:c="5"/>0.867 <text:s text:c="3"/>2</text:p>
      <text:p text:style-name="P3"><text:s text:c="2"/>0.091 <text:s text:c="4"/>0.079 <text:s text:c="5"/>0.125 <text:s text:c="4"/>0.091 <text:s text:c="4"/>0.105 <text:s text:c="5"/>0.792 <text:s text:c="3"/>3</text:p>
      <text:p text:style-name="P3"><text:s text:c="2"/>0.75 <text:s text:c="5"/>0.148 <text:s text:c="5"/>0.409 <text:s text:c="4"/>0.75 <text:s text:c="5"/>0.529 <text:s text:c="5"/>0.916 <text:s text:c="3"/>4</text:p>
      <text:p text:style-name="P3"><text:s text:c="2"/>0 <text:s text:c="8"/>0 <text:s text:c="9"/>0 <text:s text:c="8"/>0 <text:s text:c="8"/>0 <text:s text:c="9"/>0.362 <text:s text:c="3"/>5</text:p>
      <text:p text:style-name="P3"><text:s text:c="2"/>0 <text:s text:c="8"/>0.022 <text:s text:c="5"/>0 <text:s text:c="8"/>0 <text:s text:c="8"/>0 <text:s text:c="9"/>0.534 <text:s text:c="3"/>6</text:p>
      <text:p text:style-name="P3"><text:s text:c="2"/>0.5 <text:s text:c="6"/>0.193 <text:s text:c="5"/>0.261 <text:s text:c="4"/>0.5 <text:s text:c="6"/>0.343 <text:s text:c="5"/>0.793 <text:s text:c="3"/>7</text:p>
      <text:p text:style-name="P3"><text:s text:c="2"/>0 <text:s text:c="8"/>0.011 <text:s text:c="5"/>0 <text:s text:c="8"/>0 <text:s text:c="8"/>0 <text:s text:c="9"/>0.618 <text:s text:c="3"/>8</text:p>
      <text:p text:style-name="P3"><text:s text:c="2"/>0 <text:s text:c="8"/>0.034 <text:s text:c="5"/>0 <text:s text:c="8"/>0 <text:s text:c="8"/>0 <text:s text:c="9"/>0.693 <text:s text:c="3"/>9</text:p>
      <text:p text:style-name="P3"><text:s text:c="2"/>Weighted Avg. <text:s text:c="3"/>0.24 <text:s text:c="5"/>0.097 <text:s text:c="5"/>0.135 <text:s text:c="4"/>0.24 <text:s text:c="5"/>0.17 <text:s text:c="6"/>0.735</text:p>
      <text:p text:style-name="P3"><text:s text:c="2"/></text:p>
      <text:p text:style-name="P3"><text:s text:c="2"/>=== Confusion Matrix ===</text:p>
      <text:p text:style-name="P3"><text:s text:c="2"/></text:p>
      <text:p text:style-name="P3"><text:s text:c="2"/>a b c d e f g h i j <text:s text:c="2"/>&lt;-- classified as</text:p>
      <text:p text:style-name="P3"><text:s text:c="2"/>0 3 2 1 2 0 0 2 0 0 | a = 0</text:p>
      <text:p text:style-name="P3"><text:s text:c="2"/>0 2 0 2 3 0 1 1 1 1 | b = 1</text:p>
      <text:p text:style-name="P3"><text:s text:c="2"/>0 2 6 1 0 0 0 2 0 0 | c = 2</text:p>
      <text:p text:style-name="P3"><text:s text:c="2"/>0 1 7 1 0 0 0 2 0 0 | d = 3</text:p>
      <text:p text:style-name="P3"><text:s text:c="2"/>0 2 0 0 9 0 0 1 0 0 | e = 4</text:p>
      <text:p text:style-name="P3"><text:s text:c="2"/>0 0 1 2 1 0 0 1 0 0 | f = 5</text:p>
      <text:p text:style-name="P3"><text:s text:c="2"/>0 1 1 1 2 0 0 2 0 1 | g = 6</text:p>
      <text:p text:style-name="P3"><text:s text:c="2"/>0 3 1 0 1 0 0 6 0 1 | h = 7</text:p>
      <text:p text:style-name="P3"><text:s text:c="2"/>0 3 3 0 2 0 0 1 0 0 | i = 8</text:p>
      <text:p text:style-name="P3"><text:s text:c="2"/>0 1 2 0 2 0 1 5 0 0 | j = 9</text:p>
      <text:p text:style-name="P3"><text:s text:c="2"/></text:p>
      <text:p text:style-name="P3"><text:s text:c="2"/>same - 0.8 (less computational expensive) left</text:p>
      <text:p text:style-name="P3"><text:s text:c="3"/>in this one momentum = 0.2</text:p>
      <text:p text:style-name="P3"><text:s text:c="2"/>#######################################################################################################################################################################################################################################</text:p>
      <text:p text:style-name="P3"><text:s text:c="2"/>#momentum = 0.9</text:p>
      <text:p text:style-name="P3"><text:soft-page-break/><text:s text:c="2"/></text:p>
      <text:p text:style-name="P3"><text:s text:c="2"/>Time taken to build model: 0.15 seconds</text:p>
      <text:p text:style-name="P3"><text:s text:c="2"/></text:p>
      <text:p text:style-name="P3"><text:s text:c="2"/>=== Stratified cross-validation ===</text:p>
      <text:p text:style-name="P3"><text:s text:c="2"/>=== Summary ===</text:p>
      <text:p text:style-name="P3"><text:s text:c="2"/></text:p>
      <text:p text:style-name="P3"><text:s text:c="2"/>Correctly Classified Instances <text:s text:c="9"/>19 <text:s text:c="14"/>19 <text:s text:c="5"/>%</text:p>
      <text:p text:style-name="P3"><text:s text:c="2"/>Incorrectly Classified Instances <text:s text:c="7"/>81 <text:s text:c="14"/>81 <text:s text:c="5"/>%</text:p>
      <text:p text:style-name="P3"><text:s text:c="2"/>Kappa statistic <text:s text:c="25"/>0.0888</text:p>
      <text:p text:style-name="P3"><text:s text:c="2"/>Mean absolute error <text:s text:c="21"/>0.1642</text:p>
      <text:p text:style-name="P3"><text:s text:c="2"/>Root mean squared error <text:s text:c="17"/>0.2939</text:p>
      <text:p text:style-name="P3"><text:s text:c="2"/>Relative absolute error <text:s text:c="16"/>91.5057 %</text:p>
      <text:p text:style-name="P3"><text:s text:c="2"/>Root relative squared error <text:s text:c="12"/>98.0651 %</text:p>
      <text:p text:style-name="P3"><text:s text:c="2"/>Total Number of Instances <text:s text:c="13"/>100 <text:s text:c="4"/></text:p>
      <text:p text:style-name="P3"><text:s text:c="2"/></text:p>
      <text:p text:style-name="P3"><text:s text:c="2"/>=== Detailed Accuracy By Class ===</text:p>
      <text:p text:style-name="P3"><text:s text:c="2"/></text:p>
      <text:p text:style-name="P3"><text:s text:c="2"/>TP Rate <text:s text:c="2"/>FP Rate <text:s text:c="2"/>Precision <text:s text:c="2"/>Recall <text:s/>F-Measure <text:s text:c="2"/>ROC Area <text:s/>Class</text:p>
      <text:p text:style-name="P3"><text:s text:c="2"/>0.1 <text:s text:c="6"/>0 <text:s text:c="9"/>1 <text:s text:c="8"/>0.1 <text:s text:c="6"/>0.182 <text:s text:c="5"/>0.622 <text:s text:c="3"/>0</text:p>
      <text:p text:style-name="P3"><text:s text:c="2"/>0.091 <text:s text:c="4"/>0.101 <text:s text:c="5"/>0.1 <text:s text:c="6"/>0.091 <text:s text:c="4"/>0.095 <text:s text:c="5"/>0.491 <text:s text:c="3"/>1</text:p>
      <text:p text:style-name="P3"><text:s text:c="2"/>0.455 <text:s text:c="4"/>0.09 <text:s text:c="6"/>0.385 <text:s text:c="4"/>0.455 <text:s text:c="4"/>0.417 <text:s text:c="5"/>0.808 <text:s text:c="3"/>2</text:p>
      <text:p text:style-name="P3"><text:s text:c="2"/>0.182 <text:s text:c="4"/>0.191 <text:s text:c="5"/>0.105 <text:s text:c="4"/>0.182 <text:s text:c="4"/>0.133 <text:s text:c="5"/>0.508 <text:s text:c="3"/>3</text:p>
      <text:p text:style-name="P3"><text:s text:c="2"/>0.417 <text:s text:c="4"/>0.17 <text:s text:c="6"/>0.25 <text:s text:c="5"/>0.417 <text:s text:c="4"/>0.313 <text:s text:c="5"/>0.736 <text:s text:c="3"/>4</text:p>
      <text:p text:style-name="P3"><text:s text:c="2"/>0 <text:s text:c="8"/>0 <text:s text:c="9"/>0 <text:s text:c="8"/>0 <text:s text:c="8"/>0 <text:s text:c="9"/>0.514 <text:s text:c="3"/>5</text:p>
      <text:p text:style-name="P3"><text:s text:c="2"/>0 <text:s text:c="8"/>0 <text:s text:c="9"/>0 <text:s text:c="8"/>0 <text:s text:c="8"/>0 <text:s text:c="9"/>0.552 <text:s text:c="3"/>6</text:p>
      <text:p text:style-name="P3"><text:s text:c="2"/>0.167 <text:s text:c="4"/>0.091 <text:s text:c="5"/>0.2 <text:s text:c="6"/>0.167 <text:s text:c="4"/>0.182 <text:s text:c="5"/>0.603 <text:s text:c="3"/>7</text:p>
      <text:p text:style-name="P3"><text:s text:c="2"/>0.111 <text:s text:c="4"/>0.088 <text:s text:c="5"/>0.111 <text:s text:c="4"/>0.111 <text:s text:c="4"/>0.111 <text:s text:c="5"/>0.594 <text:s text:c="3"/>8</text:p>
      <text:p text:style-name="P3"><text:s text:c="2"/>0.182 <text:s text:c="4"/>0.18 <text:s text:c="6"/>0.111 <text:s text:c="4"/>0.182 <text:s text:c="4"/>0.138 <text:s text:c="5"/>0.567 <text:s text:c="3"/>9</text:p>
      <text:p text:style-name="P3"><text:s text:c="2"/>Weighted Avg. <text:s text:c="3"/>0.19 <text:s text:c="5"/>0.101 <text:s text:c="5"/>0.241 <text:s text:c="4"/>0.19 <text:s text:c="5"/>0.174 <text:s text:c="5"/>0.607</text:p>
      <text:p text:style-name="P3"><text:s text:c="2"/></text:p>
      <text:p text:style-name="P3"><text:s text:c="2"/>=== Confusion Matrix ===</text:p>
      <text:p text:style-name="P3"><text:s text:c="2"/></text:p>
      <text:p text:style-name="P3"><text:s text:c="2"/>a b c d e f g h i j <text:s text:c="2"/>&lt;-- classified as</text:p>
      <text:p text:style-name="P3"><text:s text:c="2"/>1 1 1 2 2 0 0 0 1 2 | a = 0</text:p>
      <text:p text:style-name="P3"><text:s text:c="2"/>0 1 1 2 3 0 0 1 1 2 | b = 1</text:p>
      <text:p text:style-name="P3"><text:s text:c="2"/>0 1 5 2 0 0 0 1 0 2 | c = 2</text:p>
      <text:p text:style-name="P3"><text:s text:c="2"/>0 1 1 2 3 0 0 1 1 2 | d = 3</text:p>
      <text:p text:style-name="P3"><text:s text:c="2"/>0 1 0 2 5 0 0 1 1 2 | e = 4</text:p>
      <text:p text:style-name="P3"><text:s text:c="2"/>0 0 1 1 1 0 0 1 0 1 | f = 5</text:p>
      <text:p text:style-name="P3"><text:s text:c="2"/>0 1 1 1 1 0 0 1 1 2 | g = 6</text:p>
      <text:p text:style-name="P3"><text:s text:c="2"/>0 2 1 3 2 0 0 2 1 1 | h = 7</text:p>
      <text:p text:style-name="P3"><text:s text:c="2"/>0 1 1 2 1 0 0 1 1 2 | i = 8</text:p>
      <text:p text:style-name="P3"><text:s text:c="2"/>0 1 1 2 2 0 0 1 2 2 | j = 9</text:p>
      <text:p text:style-name="P3"><text:s text:c="2"/></text:p>
      <text:p text:style-name="P3"><text:s text:c="2"/>it' worse probably because the combination of big values for learning rate and momentum prevent the model to reach the miminum. </text:p>
      <text:p text:style-name="P3"><text:s text:c="2"/>#######################################################################################################################################################################################################################################</text:p>
      <text:p text:style-name="P3"><text:s text:c="2"/># 1000 epochs</text:p>
      <text:p text:style-name="P3"><text:s text:c="2"/></text:p>
      <text:p text:style-name="P3"><text:soft-page-break/><text:s text:c="2"/>Time taken to build model: 0.27 seconds</text:p>
      <text:p text:style-name="P3"><text:s text:c="2"/></text:p>
      <text:p text:style-name="P3"><text:s text:c="2"/>=== Stratified cross-validation ===</text:p>
      <text:p text:style-name="P3"><text:s text:c="2"/>=== Summary ===</text:p>
      <text:p text:style-name="P3"><text:s text:c="2"/></text:p>
      <text:p text:style-name="P3"><text:s text:c="2"/>Correctly Classified Instances <text:s text:c="9"/>24 <text:s text:c="14"/>24 <text:s text:c="5"/>%</text:p>
      <text:p text:style-name="P3"><text:s text:c="2"/>Incorrectly Classified Instances <text:s text:c="7"/>76 <text:s text:c="14"/>76 <text:s text:c="5"/>%</text:p>
      <text:p text:style-name="P3"><text:s text:c="2"/>Kappa statistic <text:s text:c="25"/>0.1423</text:p>
      <text:p text:style-name="P3"><text:s text:c="2"/>Mean absolute error <text:s text:c="21"/>0.1617</text:p>
      <text:p text:style-name="P3"><text:s text:c="2"/>Root mean squared error <text:s text:c="17"/>0.2858</text:p>
      <text:p text:style-name="P3"><text:s text:c="2"/>Relative absolute error <text:s text:c="16"/>90.115 <text:s/>%</text:p>
      <text:p text:style-name="P3"><text:s text:c="2"/>Root relative squared error <text:s text:c="12"/>95.3659 %</text:p>
      <text:p text:style-name="P3"><text:s text:c="2"/>Total Number of Instances <text:s text:c="13"/>100 <text:s text:c="4"/></text:p>
      <text:p text:style-name="P3"><text:s text:c="2"/></text:p>
      <text:p text:style-name="P3"><text:s text:c="2"/>=== Detailed Accuracy By Class ===</text:p>
      <text:p text:style-name="P3"><text:s text:c="2"/></text:p>
      <text:p text:style-name="P3"><text:s text:c="2"/>TP Rate <text:s text:c="2"/>FP Rate <text:s text:c="2"/>Precision <text:s text:c="2"/>Recall <text:s/>F-Measure <text:s text:c="2"/>ROC Area <text:s/>Class</text:p>
      <text:p text:style-name="P3"><text:s text:c="2"/>0 <text:s text:c="8"/>0 <text:s text:c="9"/>0 <text:s text:c="8"/>0 <text:s text:c="8"/>0 <text:s text:c="9"/>0.658 <text:s text:c="3"/>0</text:p>
      <text:p text:style-name="P3"><text:s text:c="2"/>0.182 <text:s text:c="4"/>0.112 <text:s text:c="5"/>0.167 <text:s text:c="4"/>0.182 <text:s text:c="4"/>0.174 <text:s text:c="5"/>0.733 <text:s text:c="3"/>1</text:p>
      <text:p text:style-name="P3"><text:s text:c="2"/>0.545 <text:s text:c="4"/>0.157 <text:s text:c="5"/>0.3 <text:s text:c="6"/>0.545 <text:s text:c="4"/>0.387 <text:s text:c="5"/>0.885 <text:s text:c="3"/>2</text:p>
      <text:p text:style-name="P3"><text:s text:c="2"/>0.091 <text:s text:c="4"/>0.067 <text:s text:c="5"/>0.143 <text:s text:c="4"/>0.091 <text:s text:c="4"/>0.111 <text:s text:c="5"/>0.724 <text:s text:c="3"/>3</text:p>
      <text:p text:style-name="P3"><text:s text:c="2"/>0.75 <text:s text:c="5"/>0.17 <text:s text:c="6"/>0.375 <text:s text:c="4"/>0.75 <text:s text:c="5"/>0.5 <text:s text:c="7"/>0.912 <text:s text:c="3"/>4</text:p>
      <text:p text:style-name="P3"><text:s text:c="2"/>0 <text:s text:c="8"/>0 <text:s text:c="9"/>0 <text:s text:c="8"/>0 <text:s text:c="8"/>0 <text:s text:c="9"/>0.457 <text:s text:c="3"/>5</text:p>
      <text:p text:style-name="P3"><text:s text:c="2"/>0 <text:s text:c="8"/>0.033 <text:s text:c="5"/>0 <text:s text:c="8"/>0 <text:s text:c="8"/>0 <text:s text:c="9"/>0.62 <text:s text:c="4"/>6</text:p>
      <text:p text:style-name="P3"><text:s text:c="2"/>0.5 <text:s text:c="6"/>0.205 <text:s text:c="5"/>0.25 <text:s text:c="5"/>0.5 <text:s text:c="6"/>0.333 <text:s text:c="5"/>0.796 <text:s text:c="3"/>7</text:p>
      <text:p text:style-name="P3"><text:s text:c="2"/>0 <text:s text:c="8"/>0 <text:s text:c="9"/>0 <text:s text:c="8"/>0 <text:s text:c="8"/>0 <text:s text:c="9"/>0.679 <text:s text:c="3"/>8</text:p>
      <text:p text:style-name="P3"><text:s text:c="2"/>0 <text:s text:c="8"/>0.112 <text:s text:c="5"/>0 <text:s text:c="8"/>0 <text:s text:c="8"/>0 <text:s text:c="9"/>0.656 <text:s text:c="3"/>9</text:p>
      <text:p text:style-name="P3"><text:s text:c="2"/>Weighted Avg. <text:s text:c="3"/>0.24 <text:s text:c="5"/>0.097 <text:s text:c="5"/>0.142 <text:s text:c="4"/>0.24 <text:s text:c="5"/>0.174 <text:s text:c="5"/>0.734</text:p>
      <text:p text:style-name="P3"><text:s text:c="2"/></text:p>
      <text:p text:style-name="P3"><text:s text:c="2"/>=== Confusion Matrix ===</text:p>
      <text:p text:style-name="P3"><text:s text:c="2"/></text:p>
      <text:p text:style-name="P3"><text:s text:c="2"/>a b c d e f g h i j <text:s text:c="2"/>&lt;-- classified as</text:p>
      <text:p text:style-name="P3"><text:s text:c="2"/>0 1 2 0 3 0 1 2 0 1 | a = 0</text:p>
      <text:p text:style-name="P3"><text:s text:c="2"/>0 2 1 1 4 0 1 0 0 2 | b = 1</text:p>
      <text:p text:style-name="P3"><text:s text:c="2"/>0 2 6 1 0 0 0 2 0 0 | c = 2</text:p>
      <text:p text:style-name="P3"><text:s text:c="2"/>0 0 6 1 0 0 0 3 0 1 | d = 3</text:p>
      <text:p text:style-name="P3"><text:s text:c="2"/>0 1 0 0 9 0 0 1 0 1 | e = 4</text:p>
      <text:p text:style-name="P3"><text:s text:c="2"/>0 0 1 1 1 0 1 1 0 0 | f = 5</text:p>
      <text:p text:style-name="P3"><text:s text:c="2"/>0 1 0 1 1 0 0 3 0 2 | g = 6</text:p>
      <text:p text:style-name="P3"><text:s text:c="2"/>0 2 1 1 0 0 0 6 0 2 | h = 7</text:p>
      <text:p text:style-name="P3"><text:s text:c="2"/>0 1 2 1 2 0 0 2 0 1 | i = 8</text:p>
      <text:p text:style-name="P3"><text:s text:c="2"/>0 2 1 0 4 0 0 4 0 0 | j = 9 </text:p>
      <text:p text:style-name="P3"><text:s text:c="2"/></text:p>
      <text:p text:style-name="P3"><text:s text:c="2"/>#################################################################################################################################################################################################################</text:p>
      <text:p text:style-name="P3"><text:s text:c="2"/>#now repeat the best configuration (the default) with 2 hidden layers</text:p>
      <text:p text:style-name="P3"><text:s text:c="2"/></text:p>
      <text:p text:style-name="P3"><text:s/>Time taken to build model: 0.21 seconds</text:p>
      <text:p text:style-name="P3"><text:s/></text:p>
      <text:p text:style-name="P3"><text:s/>=== Stratified cross-validation ===</text:p>
      <text:p text:style-name="P3"><text:soft-page-break/><text:s/>=== Summary ===</text:p>
      <text:p text:style-name="P3"><text:s/></text:p>
      <text:p text:style-name="P3"><text:s/>Correctly Classified Instances <text:s text:c="9"/>49 <text:s text:c="14"/>49 <text:s text:c="5"/>%</text:p>
      <text:p text:style-name="P3"><text:s/>Incorrectly Classified Instances <text:s text:c="7"/>51 <text:s text:c="14"/>51 <text:s text:c="5"/>%</text:p>
      <text:p text:style-name="P3"><text:s/>Kappa statistic <text:s text:c="25"/>0.4263</text:p>
      <text:p text:style-name="P3"><text:s/>Mean absolute error <text:s text:c="21"/>0.1346</text:p>
      <text:p text:style-name="P3"><text:s/>Root mean squared error <text:s text:c="17"/>0.2586</text:p>
      <text:p text:style-name="P3"><text:s/>Relative absolute error <text:s text:c="16"/>75.0073 %</text:p>
      <text:p text:style-name="P3"><text:s/>Root relative squared error <text:s text:c="12"/>86.2945 %</text:p>
      <text:p text:style-name="P3"><text:s/>Total Number of Instances <text:s text:c="13"/>100 <text:s text:c="4"/></text:p>
      <text:p text:style-name="P3"><text:s/></text:p>
      <text:p text:style-name="P3"><text:s/>=== Detailed Accuracy By Class ===</text:p>
      <text:p text:style-name="P3"><text:s/></text:p>
      <text:p text:style-name="P3"><text:s/>TP Rate <text:s text:c="2"/>FP Rate <text:s text:c="2"/>Precision <text:s text:c="2"/>Recall <text:s/>F-Measure <text:s text:c="2"/>ROC Area <text:s/>Class</text:p>
      <text:p text:style-name="P3"><text:s/>0.6 <text:s text:c="6"/>0.033 <text:s text:c="5"/>0.667 <text:s text:c="4"/>0.6 <text:s text:c="6"/>0.632 <text:s text:c="5"/>0.95 <text:s text:c="4"/>0</text:p>
      <text:p text:style-name="P3"><text:s/>0.818 <text:s text:c="4"/>0.101 <text:s text:c="5"/>0.5 <text:s text:c="6"/>0.818 <text:s text:c="4"/>0.621 <text:s text:c="5"/>0.906 <text:s text:c="3"/>1</text:p>
      <text:p text:style-name="P3"><text:s/>0.909 <text:s text:c="4"/>0.112 <text:s text:c="5"/>0.5 <text:s text:c="6"/>0.909 <text:s text:c="4"/>0.645 <text:s text:c="5"/>0.948 <text:s text:c="3"/>2</text:p>
      <text:p text:style-name="P3"><text:s/>0.545 <text:s text:c="4"/>0.067 <text:s text:c="5"/>0.5 <text:s text:c="6"/>0.545 <text:s text:c="4"/>0.522 <text:s text:c="5"/>0.906 <text:s text:c="3"/>3</text:p>
      <text:p text:style-name="P3"><text:s/>0.583 <text:s text:c="4"/>0.057 <text:s text:c="5"/>0.583 <text:s text:c="4"/>0.583 <text:s text:c="4"/>0.583 <text:s text:c="5"/>0.938 <text:s text:c="3"/>4</text:p>
      <text:p text:style-name="P3"><text:s/>0 <text:s text:c="8"/>0 <text:s text:c="9"/>0 <text:s text:c="8"/>0 <text:s text:c="8"/>0 <text:s text:c="9"/>0.695 <text:s text:c="3"/>5</text:p>
      <text:p text:style-name="P3"><text:s/>0 <text:s text:c="8"/>0.022 <text:s text:c="5"/>0 <text:s text:c="8"/>0 <text:s text:c="8"/>0 <text:s text:c="9"/>0.864 <text:s text:c="3"/>6</text:p>
      <text:p text:style-name="P3"><text:s/>0.75 <text:s text:c="5"/>0.114 <text:s text:c="5"/>0.474 <text:s text:c="4"/>0.75 <text:s text:c="5"/>0.581 <text:s text:c="5"/>0.924 <text:s text:c="3"/>7</text:p>
      <text:p text:style-name="P3"><text:s/>0.111 <text:s text:c="4"/>0.022 <text:s text:c="5"/>0.333 <text:s text:c="4"/>0.111 <text:s text:c="4"/>0.167 <text:s text:c="5"/>0.861 <text:s text:c="3"/>8</text:p>
      <text:p text:style-name="P3"><text:s/>0.091 <text:s text:c="4"/>0.045 <text:s text:c="5"/>0.2 <text:s text:c="6"/>0.091 <text:s text:c="4"/>0.125 <text:s text:c="5"/>0.673 <text:s text:c="3"/>9</text:p>
      <text:p text:style-name="P3"><text:s/>Weighted Avg. <text:s text:c="3"/>0.49 <text:s text:c="5"/>0.063 <text:s text:c="5"/>0.411 <text:s text:c="4"/>0.49 <text:s text:c="5"/>0.428 <text:s text:c="5"/>0.877</text:p>
      <text:p text:style-name="P3"><text:s/></text:p>
      <text:p text:style-name="P3"><text:s/>=== Confusion Matrix ===</text:p>
      <text:p text:style-name="P3"><text:s/></text:p>
      <text:p text:style-name="P3"><text:s/>a <text:s/>b <text:s/>c <text:s/>d <text:s/>e <text:s/>f <text:s/>g <text:s/>h <text:s/>i <text:s/>j <text:s text:c="2"/>&lt;-- classified as</text:p>
      <text:p text:style-name="P3"><text:s/>6 <text:s/>1 <text:s/>1 <text:s/>0 <text:s/>1 <text:s/>0 <text:s/>0 <text:s/>1 <text:s/>0 <text:s/>0 | <text:s/>a = 0</text:p>
      <text:p text:style-name="P3"><text:s/>0 <text:s/>9 <text:s/>1 <text:s/>0 <text:s/>0 <text:s/>0 <text:s/>0 <text:s/>1 <text:s/>0 <text:s/>0 | <text:s/>b = 1</text:p>
      <text:p text:style-name="P3"><text:s/>0 <text:s/>0 10 <text:s/>1 <text:s/>0 <text:s/>0 <text:s/>0 <text:s/>0 <text:s/>0 <text:s/>0 | <text:s/>c = 2</text:p>
      <text:p text:style-name="P3"><text:s/>0 <text:s/>2 <text:s/>3 <text:s/>6 <text:s/>0 <text:s/>0 <text:s/>0 <text:s/>0 <text:s/>0 <text:s/>0 | <text:s/>d = 3</text:p>
      <text:p text:style-name="P3"><text:s/>0 <text:s/>2 <text:s/>0 <text:s/>0 <text:s/>7 <text:s/>0 <text:s/>0 <text:s/>2 <text:s/>0 <text:s/>1 | <text:s/>e = 4</text:p>
      <text:p text:style-name="P3"><text:s/>0 <text:s/>0 <text:s/>1 <text:s/>0 <text:s/>0 <text:s/>0 <text:s/>1 <text:s/>2 <text:s/>0 <text:s/>1 | <text:s/>f = 5</text:p>
      <text:p text:style-name="P3"><text:s/>3 <text:s/>1 <text:s/>0 <text:s/>0 <text:s/>1 <text:s/>0 <text:s/>0 <text:s/>1 <text:s/>0 <text:s/>2 | <text:s/>g = 6</text:p>
      <text:p text:style-name="P3"><text:s/>0 <text:s/>0 <text:s/>0 <text:s/>2 <text:s/>1 <text:s/>0 <text:s/>0 <text:s/>9 <text:s/>0 <text:s/>0 | <text:s/>h = 7</text:p>
      <text:p text:style-name="P3"><text:s/>0 <text:s/>2 <text:s/>2 <text:s/>3 <text:s/>1 <text:s/>0 <text:s/>0 <text:s/>0 <text:s/>1 <text:s/>0 | <text:s/>i = 8</text:p>
      <text:p text:style-name="P3"><text:s/>0 <text:s/>1 <text:s/>2 <text:s/>0 <text:s/>1 <text:s/>0 <text:s/>1 <text:s/>3 <text:s/>2 <text:s/>1 | <text:s/>j = 9</text:p>
      <text:p text:style-name="P3"><text:s/></text:p>
      <text:p text:style-name="P3"><text:s/>##########################################################################################################################################################################################</text:p>
      <text:p text:style-name="P3">#with 3 hidden layers </text:p>
      <text:p text:style-name="P3"><text:s/></text:p>
      <text:p text:style-name="P3"><text:s/>Time taken to build model: 0.22 seconds</text:p>
      <text:p text:style-name="P3"><text:s/></text:p>
      <text:p text:style-name="P3"><text:s/>=== Stratified cross-validation ===</text:p>
      <text:p text:style-name="P3"><text:s/>=== Summary ===</text:p>
      <text:p text:style-name="P3"><text:s/></text:p>
      <text:p text:style-name="P3"><text:s/>Correctly Classified Instances <text:s text:c="9"/>69 <text:s text:c="14"/>69 <text:s text:c="5"/>%</text:p>
      <text:p text:style-name="P3"><text:soft-page-break/><text:s/>Incorrectly Classified Instances <text:s text:c="7"/>31 <text:s text:c="14"/>31 <text:s text:c="5"/>%</text:p>
      <text:p text:style-name="P3"><text:s/>Kappa statistic <text:s text:c="25"/>0.6527</text:p>
      <text:p text:style-name="P3"><text:s/>Mean absolute error <text:s text:c="21"/>0.0888</text:p>
      <text:p text:style-name="P3"><text:s/>Root mean squared error <text:s text:c="17"/>0.2157</text:p>
      <text:p text:style-name="P3"><text:s/>Relative absolute error <text:s text:c="16"/>49.4602 %</text:p>
      <text:p text:style-name="P3"><text:s/>Root relative squared error <text:s text:c="12"/>71.9587 %</text:p>
      <text:p text:style-name="P3"><text:s/>Total Number of Instances <text:s text:c="13"/>100 <text:s text:c="4"/></text:p>
      <text:p text:style-name="P3"><text:s/></text:p>
      <text:p text:style-name="P3"><text:s/>=== Detailed Accuracy By Class ===</text:p>
      <text:p text:style-name="P3"><text:s/></text:p>
      <text:p text:style-name="P3"><text:s/>TP Rate <text:s text:c="2"/>FP Rate <text:s text:c="2"/>Precision <text:s text:c="2"/>Recall <text:s/>F-Measure <text:s text:c="2"/>ROC Area <text:s/>Class</text:p>
      <text:p text:style-name="P3"><text:s/>0.8 <text:s text:c="6"/>0.044 <text:s text:c="5"/>0.667 <text:s text:c="4"/>0.8 <text:s text:c="6"/>0.727 <text:s text:c="5"/>0.974 <text:s text:c="3"/>0</text:p>
      <text:p text:style-name="P3"><text:s/>0.818 <text:s text:c="4"/>0.022 <text:s text:c="5"/>0.818 <text:s text:c="4"/>0.818 <text:s text:c="4"/>0.818 <text:s text:c="5"/>0.968 <text:s text:c="3"/>1</text:p>
      <text:p text:style-name="P3"><text:s/>1 <text:s text:c="8"/>0.011 <text:s text:c="5"/>0.917 <text:s text:c="4"/>1 <text:s text:c="8"/>0.957 <text:s text:c="5"/>0.999 <text:s text:c="3"/>2</text:p>
      <text:p text:style-name="P3"><text:s/>0.727 <text:s text:c="4"/>0.067 <text:s text:c="5"/>0.571 <text:s text:c="4"/>0.727 <text:s text:c="4"/>0.64 <text:s text:c="6"/>0.948 <text:s text:c="3"/>3</text:p>
      <text:p text:style-name="P3"><text:s/>0.833 <text:s text:c="4"/>0.057 <text:s text:c="5"/>0.667 <text:s text:c="4"/>0.833 <text:s text:c="4"/>0.741 <text:s text:c="5"/>0.96 <text:s text:c="4"/>4</text:p>
      <text:p text:style-name="P3"><text:s/>0 <text:s text:c="8"/>0.011 <text:s text:c="5"/>0 <text:s text:c="8"/>0 <text:s text:c="8"/>0 <text:s text:c="9"/>0.665 <text:s text:c="3"/>5</text:p>
      <text:p text:style-name="P3"><text:s/>0.375 <text:s text:c="4"/>0.033 <text:s text:c="5"/>0.5 <text:s text:c="6"/>0.375 <text:s text:c="4"/>0.429 <text:s text:c="5"/>0.906 <text:s text:c="3"/>6</text:p>
      <text:p text:style-name="P3"><text:s/>0.833 <text:s text:c="4"/>0.023 <text:s text:c="5"/>0.833 <text:s text:c="4"/>0.833 <text:s text:c="4"/>0.833 <text:s text:c="5"/>0.984 <text:s text:c="3"/>7</text:p>
      <text:p text:style-name="P3"><text:s/>0.444 <text:s text:c="4"/>0.044 <text:s text:c="5"/>0.5 <text:s text:c="6"/>0.444 <text:s text:c="4"/>0.471 <text:s text:c="5"/>0.91 <text:s text:c="4"/>8</text:p>
      <text:p text:style-name="P3"><text:s/>0.545 <text:s text:c="4"/>0.034 <text:s text:c="5"/>0.667 <text:s text:c="4"/>0.545 <text:s text:c="4"/>0.6 <text:s text:c="7"/>0.829 <text:s text:c="3"/>9</text:p>
      <text:p text:style-name="P3"><text:s/>Weighted Avg. <text:s text:c="3"/>0.69 <text:s text:c="5"/>0.036 <text:s text:c="5"/>0.659 <text:s text:c="4"/>0.69 <text:s text:c="5"/>0.67 <text:s text:c="6"/>0.93 </text:p>
      <text:p text:style-name="P3"><text:s/></text:p>
      <text:p text:style-name="P3"><text:s/>=== Confusion Matrix ===</text:p>
      <text:p text:style-name="P3"><text:s/></text:p>
      <text:p text:style-name="P3"><text:s/>a <text:s/>b <text:s/>c <text:s/>d <text:s/>e <text:s/>f <text:s/>g <text:s/>h <text:s/>i <text:s/>j <text:s text:c="2"/>&lt;-- classified as</text:p>
      <text:p text:style-name="P3"><text:s/>8 <text:s/>0 <text:s/>0 <text:s/>0 <text:s/>1 <text:s/>0 <text:s/>1 <text:s/>0 <text:s/>0 <text:s/>0 | <text:s/>a = 0</text:p>
      <text:p text:style-name="P3"><text:s/>1 <text:s/>9 <text:s/>0 <text:s/>1 <text:s/>0 <text:s/>0 <text:s/>0 <text:s/>0 <text:s/>0 <text:s/>0 | <text:s/>b = 1</text:p>
      <text:p text:style-name="P3"><text:s/>0 <text:s/>0 11 <text:s/>0 <text:s/>0 <text:s/>0 <text:s/>0 <text:s/>0 <text:s/>0 <text:s/>0 | <text:s/>c = 2</text:p>
      <text:p text:style-name="P3"><text:s/>0 <text:s/>0 <text:s/>0 <text:s/>8 <text:s/>0 <text:s/>0 <text:s/>0 <text:s/>0 <text:s/>3 <text:s/>0 | <text:s/>d = 3</text:p>
      <text:p text:style-name="P3"><text:s/>0 <text:s/>0 <text:s/>0 <text:s/>0 10 <text:s/>0 <text:s/>1 <text:s/>0 <text:s/>0 <text:s/>1 | <text:s/>e = 4</text:p>
      <text:p text:style-name="P3"><text:s/>0 <text:s/>0 <text:s/>1 <text:s/>0 <text:s/>1 <text:s/>0 <text:s/>1 <text:s/>1 <text:s/>0 <text:s/>1 | <text:s/>f = 5</text:p>
      <text:p text:style-name="P3"><text:s/>1 <text:s/>1 <text:s/>0 <text:s/>1 <text:s/>2 <text:s/>0 <text:s/>3 <text:s/>0 <text:s/>0 <text:s/>0 | <text:s/>g = 6</text:p>
      <text:p text:style-name="P3"><text:s/>0 <text:s/>0 <text:s/>0 <text:s/>0 <text:s/>1 <text:s/>0 <text:s/>0 10 <text:s/>0 <text:s/>1 | <text:s/>h = 7</text:p>
      <text:p text:style-name="P3"><text:s/>1 <text:s/>1 <text:s/>0 <text:s/>2 <text:s/>0 <text:s/>1 <text:s/>0 <text:s/>0 <text:s/>4 <text:s/>0 | <text:s/>i = 8</text:p>
      <text:p text:style-name="P3"><text:s/>1 <text:s/>0 <text:s/>0 <text:s/>2 <text:s/>0 <text:s/>0 <text:s/>0 <text:s/>1 <text:s/>1 <text:s/>6 | <text:s/>j = 9</text:p>
      <text:p text:style-name="P3"><text:s/></text:p>
      <text:p text:style-name="P3"><text:s/></text:p>
      <text:p text:style-name="P3"><text:s/></text:p>
      <text:p text:style-name="P3"><text:s text:c="2"/>##########################################################################################################################################################################################</text:p>
      <text:p text:style-name="P3"><text:s text:c="2"/>#with 5 hidden layers </text:p>
      <text:p text:style-name="P3"><text:s text:c="2"/></text:p>
      <text:p text:style-name="P3"><text:s/></text:p>
      <text:p text:style-name="P3"><text:s/>Time taken to build model: 0.3 seconds</text:p>
      <text:p text:style-name="P3"><text:s/></text:p>
      <text:p text:style-name="P3"><text:s/>=== Stratified cross-validation ===</text:p>
      <text:p text:style-name="P3"><text:s/>=== Summary ===</text:p>
      <text:p text:style-name="P3"><text:s/></text:p>
      <text:p text:style-name="P3"><text:s/>Correctly Classified Instances <text:s text:c="9"/>89 <text:s text:c="14"/>89 <text:s text:c="5"/>%</text:p>
      <text:p text:style-name="P3"><text:soft-page-break/><text:s/>Incorrectly Classified Instances <text:s text:c="7"/>11 <text:s text:c="14"/>11 <text:s text:c="5"/>%</text:p>
      <text:p text:style-name="P3"><text:s/>Kappa statistic <text:s text:c="25"/>0.8771</text:p>
      <text:p text:style-name="P3"><text:s/>Mean absolute error <text:s text:c="21"/>0.0454</text:p>
      <text:p text:style-name="P3"><text:s/>Root mean squared error <text:s text:c="17"/>0.139 </text:p>
      <text:p text:style-name="P3"><text:s/>Relative absolute error <text:s text:c="16"/>25.2816 %</text:p>
      <text:p text:style-name="P3"><text:s/>Root relative squared error <text:s text:c="12"/>46.3756 %</text:p>
      <text:p text:style-name="P3"><text:s/>Total Number of Instances <text:s text:c="13"/>100 <text:s text:c="4"/></text:p>
      <text:p text:style-name="P3"><text:s/></text:p>
      <text:p text:style-name="P3"><text:s/>=== Detailed Accuracy By Class ===</text:p>
      <text:p text:style-name="P3"><text:s/></text:p>
      <text:p text:style-name="P3"><text:s/>TP Rate <text:s text:c="2"/>FP Rate <text:s text:c="2"/>Precision <text:s text:c="2"/>Recall <text:s/>F-Measure <text:s text:c="2"/>ROC Area <text:s/>Class</text:p>
      <text:p text:style-name="P3"><text:s/>1 <text:s text:c="8"/>0 <text:s text:c="9"/>1 <text:s text:c="8"/>1 <text:s text:c="8"/>1 <text:s text:c="9"/>1 <text:s text:c="7"/>0</text:p>
      <text:p text:style-name="P3"><text:s/>0.909 <text:s text:c="4"/>0.011 <text:s text:c="5"/>0.909 <text:s text:c="4"/>0.909 <text:s text:c="4"/>0.909 <text:s text:c="5"/>0.95 <text:s text:c="4"/>1</text:p>
      <text:p text:style-name="P3"><text:s/>1 <text:s text:c="8"/>0 <text:s text:c="9"/>1 <text:s text:c="8"/>1 <text:s text:c="8"/>1 <text:s text:c="9"/>1 <text:s text:c="7"/>2</text:p>
      <text:p text:style-name="P3"><text:s/>0.909 <text:s text:c="4"/>0.045 <text:s text:c="5"/>0.714 <text:s text:c="4"/>0.909 <text:s text:c="4"/>0.8 <text:s text:c="7"/>0.95 <text:s text:c="4"/>3</text:p>
      <text:p text:style-name="P3"><text:s/>0.833 <text:s text:c="4"/>0.023 <text:s text:c="5"/>0.833 <text:s text:c="4"/>0.833 <text:s text:c="4"/>0.833 <text:s text:c="5"/>0.993 <text:s text:c="3"/>4</text:p>
      <text:p text:style-name="P3"><text:s/>0.8 <text:s text:c="6"/>0 <text:s text:c="9"/>1 <text:s text:c="8"/>0.8 <text:s text:c="6"/>0.889 <text:s text:c="5"/>0.987 <text:s text:c="3"/>5</text:p>
      <text:p text:style-name="P3"><text:s/>1 <text:s text:c="8"/>0 <text:s text:c="9"/>1 <text:s text:c="8"/>1 <text:s text:c="8"/>1 <text:s text:c="9"/>1 <text:s text:c="7"/>6</text:p>
      <text:p text:style-name="P3"><text:s/>1 <text:s text:c="8"/>0.011 <text:s text:c="5"/>0.923 <text:s text:c="4"/>1 <text:s text:c="8"/>0.96 <text:s text:c="6"/>0.999 <text:s text:c="3"/>7</text:p>
      <text:p text:style-name="P3"><text:s/>0.778 <text:s text:c="4"/>0.011 <text:s text:c="5"/>0.875 <text:s text:c="4"/>0.778 <text:s text:c="4"/>0.824 <text:s text:c="5"/>0.98 <text:s text:c="4"/>8</text:p>
      <text:p text:style-name="P3"><text:s/>0.636 <text:s text:c="4"/>0.022 <text:s text:c="5"/>0.778 <text:s text:c="4"/>0.636 <text:s text:c="4"/>0.7 <text:s text:c="7"/>0.883 <text:s text:c="3"/>9</text:p>
      <text:p text:style-name="P3"><text:s/>Weighted Avg. <text:s text:c="3"/>0.89 <text:s text:c="5"/>0.014 <text:s text:c="5"/>0.894 <text:s text:c="4"/>0.89 <text:s text:c="5"/>0.889 <text:s text:c="5"/>0.973</text:p>
      <text:p text:style-name="P3"><text:s/></text:p>
      <text:p text:style-name="P3"><text:s/>=== Confusion Matrix ===</text:p>
      <text:p text:style-name="P3"><text:s/></text:p>
      <text:p text:style-name="P3"><text:s/>a <text:s/>b <text:s/>c <text:s/>d <text:s/>e <text:s/>f <text:s/>g <text:s/>h <text:s/>i <text:s/>j <text:s text:c="2"/>&lt;-- classified as</text:p>
      <text:p text:style-name="P3"><text:s/>10 <text:s/>0 <text:s/>0 <text:s/>0 <text:s/>0 <text:s/>0 <text:s/>0 <text:s/>0 <text:s/>0 <text:s/>0 | <text:s/>a = 0</text:p>
      <text:p text:style-name="P3"><text:s/>0 10 <text:s/>0 <text:s/>1 <text:s/>0 <text:s/>0 <text:s/>0 <text:s/>0 <text:s/>0 <text:s/>0 | <text:s/>b = 1</text:p>
      <text:p text:style-name="P3"><text:s/>0 <text:s/>0 11 <text:s/>0 <text:s/>0 <text:s/>0 <text:s/>0 <text:s/>0 <text:s/>0 <text:s/>0 | <text:s/>c = 2</text:p>
      <text:p text:style-name="P3"><text:s/>0 <text:s/>0 <text:s/>0 10 <text:s/>0 <text:s/>0 <text:s/>0 <text:s/>0 <text:s/>1 <text:s/>0 | <text:s/>d = 3</text:p>
      <text:p text:style-name="P3"><text:s/>0 <text:s/>0 <text:s/>0 <text:s/>0 10 <text:s/>0 <text:s/>0 <text:s/>0 <text:s/>0 <text:s/>2 | <text:s/>e = 4</text:p>
      <text:p text:style-name="P3"><text:s/>0 <text:s/>0 <text:s/>0 <text:s/>0 <text:s/>1 <text:s/>4 <text:s/>0 <text:s/>0 <text:s/>0 <text:s/>0 | <text:s/>f = 5</text:p>
      <text:p text:style-name="P3"><text:s/>0 <text:s/>0 <text:s/>0 <text:s/>0 <text:s/>0 <text:s/>0 <text:s/>8 <text:s/>0 <text:s/>0 <text:s/>0 | <text:s/>g = 6</text:p>
      <text:p text:style-name="P3"><text:s/>0 <text:s/>0 <text:s/>0 <text:s/>0 <text:s/>0 <text:s/>0 <text:s/>0 12 <text:s/>0 <text:s/>0 | <text:s/>h = 7</text:p>
      <text:p text:style-name="P3"><text:s/>0 <text:s/>0 <text:s/>0 <text:s/>2 <text:s/>0 <text:s/>0 <text:s/>0 <text:s/>0 <text:s/>7 <text:s/>0 | <text:s/>i = 8</text:p>
      <text:p text:style-name="P3"><text:s/>0 <text:s/>1 <text:s/>0 <text:s/>1 <text:s/>1 <text:s/>0 <text:s/>0 <text:s/>1 <text:s/>0 <text:s/>7 | <text:s/>j = 9</text:p>
      <text:p text:style-name="P3"><text:s/></text:p>
      <text:p text:style-name="P3"><text:s/>##########################################################################################################################################################################################</text:p>
      <text:p text:style-name="P3"><text:s/>#with 10 hidden layers -&gt; danger of overfitting</text:p>
      <text:p text:style-name="P3"><text:s/></text:p>
      <text:p text:style-name="P3"><text:s/>Time taken to build model: 0.52 seconds</text:p>
      <text:p text:style-name="P3"><text:s/></text:p>
      <text:p text:style-name="P3"><text:s/>=== Stratified cross-validation ===</text:p>
      <text:p text:style-name="P3"><text:s/>=== Summary ===</text:p>
      <text:p text:style-name="P3"><text:s/></text:p>
      <text:p text:style-name="P3"><text:s/>Correctly Classified Instances <text:s text:c="9"/>90 <text:s text:c="14"/>90 <text:s text:c="5"/>%</text:p>
      <text:p text:style-name="P3"><text:s/>Incorrectly Classified Instances <text:s text:c="7"/>10 <text:s text:c="14"/>10 <text:s text:c="5"/>%</text:p>
      <text:p text:style-name="P3"><text:s/>Kappa statistic <text:s text:c="25"/>0.8883</text:p>
      <text:p text:style-name="P3"><text:s/>Mean absolute error <text:s text:c="21"/>0.03 <text:s/></text:p>
      <text:p text:style-name="P3"><text:soft-page-break/><text:s/>Root mean squared error <text:s text:c="17"/>0.1177</text:p>
      <text:p text:style-name="P3"><text:s/>Relative absolute error <text:s text:c="16"/>16.7162 %</text:p>
      <text:p text:style-name="P3"><text:s/>Root relative squared error <text:s text:c="12"/>39.261 <text:s/>%</text:p>
      <text:p text:style-name="P3"><text:s/>Total Number of Instances <text:s text:c="13"/>100 <text:s text:c="4"/></text:p>
      <text:p text:style-name="P3"><text:s/></text:p>
      <text:p text:style-name="P3"><text:s/>=== Detailed Accuracy By Class ===</text:p>
      <text:p text:style-name="P3"><text:s/></text:p>
      <text:p text:style-name="P3"><text:s/>TP Rate <text:s text:c="2"/>FP Rate <text:s text:c="2"/>Precision <text:s text:c="2"/>Recall <text:s/>F-Measure <text:s text:c="2"/>ROC Area <text:s/>Class</text:p>
      <text:p text:style-name="P3"><text:s/>1 <text:s text:c="8"/>0 <text:s text:c="9"/>1 <text:s text:c="8"/>1 <text:s text:c="8"/>1 <text:s text:c="9"/>1 <text:s text:c="7"/>0</text:p>
      <text:p text:style-name="P3"><text:s/>1 <text:s text:c="8"/>0.011 <text:s text:c="5"/>0.917 <text:s text:c="4"/>1 <text:s text:c="8"/>0.957 <text:s text:c="5"/>1 <text:s text:c="7"/>1</text:p>
      <text:p text:style-name="P3"><text:s/>1 <text:s text:c="8"/>0 <text:s text:c="9"/>1 <text:s text:c="8"/>1 <text:s text:c="8"/>1 <text:s text:c="9"/>1 <text:s text:c="7"/>2</text:p>
      <text:p text:style-name="P3"><text:s/>0.909 <text:s text:c="4"/>0.011 <text:s text:c="5"/>0.909 <text:s text:c="4"/>0.909 <text:s text:c="4"/>0.909 <text:s text:c="5"/>0.997 <text:s text:c="3"/>3</text:p>
      <text:p text:style-name="P3"><text:s/>0.917 <text:s text:c="4"/>0.011 <text:s text:c="5"/>0.917 <text:s text:c="4"/>0.917 <text:s text:c="4"/>0.917 <text:s text:c="5"/>0.999 <text:s text:c="3"/>4</text:p>
      <text:p text:style-name="P3"><text:s/>0.6 <text:s text:c="6"/>0.011 <text:s text:c="5"/>0.75 <text:s text:c="5"/>0.6 <text:s text:c="6"/>0.667 <text:s text:c="5"/>0.994 <text:s text:c="3"/>5</text:p>
      <text:p text:style-name="P3"><text:s/>1 <text:s text:c="8"/>0 <text:s text:c="9"/>1 <text:s text:c="8"/>1 <text:s text:c="8"/>1 <text:s text:c="9"/>1 <text:s text:c="7"/>6</text:p>
      <text:p text:style-name="P3"><text:s/>1 <text:s text:c="8"/>0.023 <text:s text:c="5"/>0.857 <text:s text:c="4"/>1 <text:s text:c="8"/>0.923 <text:s text:c="5"/>1 <text:s text:c="7"/>7</text:p>
      <text:p text:style-name="P3"><text:s/>0.889 <text:s text:c="4"/>0.011 <text:s text:c="5"/>0.889 <text:s text:c="4"/>0.889 <text:s text:c="4"/>0.889 <text:s text:c="5"/>0.996 <text:s text:c="3"/>8</text:p>
      <text:p text:style-name="P3"><text:s/>0.545 <text:s text:c="4"/>0.034 <text:s text:c="5"/>0.667 <text:s text:c="4"/>0.545 <text:s text:c="4"/>0.6 <text:s text:c="7"/>0.873 <text:s text:c="3"/>9</text:p>
      <text:p text:style-name="P3"><text:s/>Weighted Avg. <text:s text:c="3"/>0.9 <text:s text:c="6"/>0.012 <text:s text:c="5"/>0.895 <text:s text:c="4"/>0.9 <text:s text:c="6"/>0.895 <text:s text:c="5"/>0.985</text:p>
      <text:p text:style-name="P3"><text:s/></text:p>
      <text:p text:style-name="P3"><text:s/>=== Confusion Matrix ===</text:p>
      <text:p text:style-name="P3"><text:s/></text:p>
      <text:p text:style-name="P3"><text:s/>a <text:s/>b <text:s/>c <text:s/>d <text:s/>e <text:s/>f <text:s/>g <text:s/>h <text:s/>i <text:s/>j <text:s text:c="2"/>&lt;-- classified as</text:p>
      <text:p text:style-name="P3"><text:s/>10 <text:s/>0 <text:s/>0 <text:s/>0 <text:s/>0 <text:s/>0 <text:s/>0 <text:s/>0 <text:s/>0 <text:s/>0 | <text:s/>a = 0</text:p>
      <text:p text:style-name="P3"><text:s/>0 11 <text:s/>0 <text:s/>0 <text:s/>0 <text:s/>0 <text:s/>0 <text:s/>0 <text:s/>0 <text:s/>0 | <text:s/>b = 1</text:p>
      <text:p text:style-name="P3"><text:s/>0 <text:s/>0 11 <text:s/>0 <text:s/>0 <text:s/>0 <text:s/>0 <text:s/>0 <text:s/>0 <text:s/>0 | <text:s/>c = 2</text:p>
      <text:p text:style-name="P3"><text:s/>0 <text:s/>0 <text:s/>0 10 <text:s/>0 <text:s/>0 <text:s/>0 <text:s/>0 <text:s/>1 <text:s/>0 | <text:s/>d = 3</text:p>
      <text:p text:style-name="P3"><text:s/>0 <text:s/>0 <text:s/>0 <text:s/>0 11 <text:s/>0 <text:s/>0 <text:s/>0 <text:s/>0 <text:s/>1 | <text:s/>e = 4</text:p>
      <text:p text:style-name="P3"><text:s/>0 <text:s/>0 <text:s/>0 <text:s/>0 <text:s/>0 <text:s/>3 <text:s/>0 <text:s/>0 <text:s/>0 <text:s/>2 | <text:s/>f = 5</text:p>
      <text:p text:style-name="P3"><text:s/>0 <text:s/>0 <text:s/>0 <text:s/>0 <text:s/>0 <text:s/>0 <text:s/>8 <text:s/>0 <text:s/>0 <text:s/>0 | <text:s/>g = 6</text:p>
      <text:p text:style-name="P3"><text:s/>0 <text:s/>0 <text:s/>0 <text:s/>0 <text:s/>0 <text:s/>0 <text:s/>0 12 <text:s/>0 <text:s/>0 | <text:s/>h = 7</text:p>
      <text:p text:style-name="P3"><text:s/>0 <text:s/>1 <text:s/>0 <text:s/>0 <text:s/>0 <text:s/>0 <text:s/>0 <text:s/>0 <text:s/>8 <text:s/>0 | <text:s/>i = 8</text:p>
      <text:p text:style-name="P3"><text:s/>0 <text:s/>0 <text:s/>0 <text:s/>1 <text:s/>1 <text:s/>1 <text:s/>0 <text:s/>2 <text:s/>0 <text:s/>6 | <text:s/>j = 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5:52:31.293575507</meta:creation-date>
    <dc:date>2016-12-03T05:59:02.856314477</dc:date>
    <meta:editing-duration>PT6M33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9" meta:paragraph-count="419" meta:word-count="2828" meta:character-count="18131" meta:non-whitespace-character-count="9717"/>
  </office:meta>
</office:document-meta>
</file>